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3e3e3e" style:font-name="Georgia" fo:font-size="11.25pt" fo:letter-spacing="normal" fo:font-style="normal" fo:font-weight="normal"/>
    </style:style>
    <style:style style:name="T2" style:family="text">
      <style:text-properties fo:font-variant="normal" fo:text-transform="none" fo:color="#3e3e3e" fo:letter-spacing="normal"/>
    </style:style>
    <style:style style:name="T3" style:family="text">
      <style:text-properties fo:font-variant="normal" fo:text-transform="none" fo:color="#3e3e3e" style:font-name="Times New Roman" fo:font-size="11.25pt" fo:letter-spacing="normal" fo:font-style="normal" fo:font-weight="normal"/>
    </style:style>
    <style:style style:name="T4" style:family="text">
      <style:text-properties fo:font-variant="normal" fo:text-transform="none" fo:color="#3e3e3e" style:font-name="Times New Roman" fo:letter-spacing="normal"/>
    </style:style>
    <style:style style:name="T5" style:family="text">
      <style:text-properties fo:font-variant="normal" fo:text-transform="none" fo:color="#0087eb" style:text-line-through-style="none" style:font-name="Georgia" fo:font-size="11.25pt" fo:letter-spacing="normal" fo:font-style="normal" style:text-underline-style="none" fo:font-weight="normal" style:text-blinking="false"/>
    </style:style>
    <style:style style:name="T6" style:family="text">
      <style:text-properties fo:font-variant="normal" fo:text-transform="none" fo:color="#0087eb" style:text-line-through-style="none" style:font-name="Times New Roman" fo:font-size="11.25pt" fo:letter-spacing="normal" fo:font-style="normal" style:text-underline-style="none" fo:font-weight="normal" style:text-blinking="false"/>
    </style:style>
    <style:style style:name="T7" style:family="text">
      <style:text-properties fo:font-variant="normal" fo:text-transform="none" style:use-window-font-color="true" style:font-name="Times New Roman" fo:font-size="11.25pt" fo:letter-spacing="normal" fo:font-style="normal" fo:font-weight="normal"/>
    </style:style>
    <style:style style:name="T8" style:family="text">
      <style:text-properties fo:font-variant="normal" fo:text-transform="none" style:use-window-font-color="true" style:font-name="Times New Roman" fo:letter-spacing="normal"/>
    </style:style>
    <style:style style:name="T9" style:family="text">
      <style:text-properties fo:font-variant="normal" fo:text-transform="none" style:use-window-font-color="true" style:text-line-through-style="none" style:font-name="Times New Roman" fo:font-size="11.25pt" fo:letter-spacing="normal" fo:font-style="normal" style:text-underline-style="none" fo:font-weight="normal" style:text-blinking="false"/>
    </style:style>
    <style:style style:name="T10" style:family="text">
      <style:text-properties style:font-name="Times New Roman"/>
    </style:style>
    <style:style style:name="T11" style:family="text">
      <style:text-properties style:use-window-font-color="true"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lge 10: Jojo ist nicht froh mit was sie bei ihrem Praktikum macht, und spricht mit Alex darüber. Während sie noch bei Praktikum ist, telefoniert Mark sie. Er will sie treffen aber sie ist zu fleißig und er wurde ägerlich. Später bittet Jojo ihrem Chef um ein bisschen Freizeit, weil sie studieren muss, aber er gab ihr keine. Jojo wurde ärgerlich und geht hinter der Restaurant, wo Jonas sieht sie und spricht mit ihr. Mark kommt in der Kneipe und fragt, ob Jojo da ist, und Philip lügte und sagt, dass Jojo früher Schluss gemacht hatte.</text:p>
      <text:p text:style-name="Standard"/>
      <text:p text:style-name="Standard">Folge 11: Reza hat Ärger mit Lena, weil sie sagt, dass er sie klammert. Lotta hört ihn am Telefon und sagt, dass sie auch Probleme bei ihrem Freund hat. In der Kneipe flirtet Jonas mit Jojo. Jojo sieht froh aus, bis ihr Chef sie schimpfte.</text:p>
      <text:p text:style-name="Standard"/>
      <text:p text:style-name="Standard">Folge 12: Reza ist wegen Lena schlecht gelaunt und hat seinen Laptop geschrottet. Jojo kommt nach Hause und ist auch nicht so froh wegen ihres Tages. Mark kommt an die Tür und fragt Jojo warum sie ihn betrügt. Er denkt, dass sie mit Philipp ist, weil sie bei ihn keine Zeit verbringt und sie bekommt eine Halskette von Philipp. Mark wollte Philipp kämpfen aber Reza sagte ihn zu lassen.</text:p>
      <text:p text:style-name="Standard"/>
      <text:p text:style-name="Standard">Folge 13: Vincent ist endlich gut gelaunt, weil sein Lieblingsmanschaft gewonnen hat, und seine Freunde kommen in der Kneipe. Während sie feiern, lässt Jonas. Lotta wartet auf jemand und als er an kommt, lernen wir dass, Jonas Lottas Freund ist. Später telefoniert Jojo mit Lena und sagt, dass sie keine mehr über Mark denkt. Lena denkt, dass sie nicht mehr mit Reza sein will. Jojo bekommt eine E-Mail, der sagt „<text:span text:style-name="T7">Jojo – </text:span><text:span text:style-name="T9">nimm dich vor </text:span><text:span text:style-name="T7">Jonas </text:span><text:span text:style-name="T9">in Acht</text:span><text:span text:style-name="T7">. Ein Freund.</text:span><text:span text:style-name="T11"> “ Nächst sehen wir Philipp seinen Laptop schluss machen, deuten, dass er die E-Mail geschickt 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5-01T21:05:41.50</meta:creation-date>
    <meta:document-statistic meta:table-count="0" meta:image-count="0" meta:object-count="0" meta:page-count="1" meta:paragraph-count="4" meta:word-count="306" meta:character-count="1725"/>
    <dc:date>2016-05-01T21:47:41.46</dc:date>
    <dc:creator>Robert Ritchie</dc:creator>
    <meta:editing-duration>PT11M39S</meta:editing-duration>
    <meta:editing-cycles>1</meta:editing-cycles>
    <meta:generator>OpenOffice/4.1.1$Win32 OpenOffice.org_project/411m6$Build-9775</meta:generator>
  </office:meta>
</office:document-meta>
</file>